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cbcb" officeooo:paragraph-rsid="0001cbcb" style:font-size-asian="14pt" style:font-size-complex="14pt"/>
    </style:style>
    <style:style style:name="P2" style:family="paragraph" style:parent-style-name="Standard">
      <style:text-properties fo:font-size="14pt" fo:font-weight="bold" officeooo:rsid="0000a415" officeooo:paragraph-rsid="0000a415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00a415" officeooo:paragraph-rsid="0000a415" style:font-size-asian="14pt" style:font-size-complex="14pt"/>
    </style:style>
    <style:style style:name="P4" style:family="paragraph" style:parent-style-name="Standard">
      <style:text-properties fo:font-size="14pt" fo:font-weight="bold" officeooo:rsid="0000a415" officeooo:paragraph-rsid="0001cbc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rsid="0000ef93" officeooo:paragraph-rsid="0000ef93" style:font-size-asian="14pt" style:font-size-complex="14pt"/>
    </style:style>
    <style:style style:name="P6" style:family="paragraph" style:parent-style-name="Standard">
      <style:text-properties fo:font-size="14pt" fo:font-weight="bold" officeooo:rsid="0000ef93" officeooo:paragraph-rsid="0001cbc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0ef93" officeooo:paragraph-rsid="0000ef9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officeooo:rsid="0000ef93" officeooo:paragraph-rsid="0001cbcb" style:font-size-asian="14pt" style:font-size-complex="14pt"/>
    </style:style>
    <style:style style:name="P9" style:family="paragraph" style:parent-style-name="Standard">
      <style:text-properties fo:font-size="14pt" fo:font-weight="bold" officeooo:rsid="0001cbcb" officeooo:paragraph-rsid="0001cbcb" style:font-size-asian="14pt" style:font-weight-asian="bold" style:font-size-complex="14pt" style:font-weight-complex="bold"/>
    </style:style>
    <style:style style:name="T1" style:family="text">
      <style:text-properties officeooo:rsid="0001cbcb"/>
    </style:style>
    <style:style style:name="T2" style:family="text">
      <style:text-properties officeooo:rsid="0000ef9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2f9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১। সঠিক উত্তরটি উত্তরপত্রে লিখ ।<text:tab/><text:tab/><text:tab/><text:tab/><text:tab/><text:tab/><text:span text:style-name="T1">৫ নম্বর </text:span></text:p>
      <text:p text:style-name="P3"/>
      <text:p text:style-name="P3">১।প্রতিটি কলার দাম ৪ টাকা হলে ৩ হালি কলার দাম কত? </text:p>
      <text:p text:style-name="P3">ক)৪৮ টাকা <text:tab/>খ)৪৬ টাকা <text:tab/><text:tab/>গ)৪৫ টাকা <text:tab/><text:tab/>ঘ) ৪০ টাকা </text:p>
      <text:p text:style-name="P3">২।২৫ X ২৫ = ৬ __৫ ; এখানে খালি ঘরে কি বসবে?</text:p>
      <text:p text:style-name="P3">(ক)১<text:tab/><text:tab/>(খ) ২<text:tab/><text:tab/>(গ) ৩<text:tab/><text:tab/>(ঘ) ৪</text:p>
      <text:p text:style-name="P3">৩। যদি গুনফল ১০০০০ হয় এবং গুনক ৫০০০ হয় ,তাহলে গুণ্য কত?</text:p>
      <text:p text:style-name="P3">(ক)২<text:tab/><text:tab/>(খ) ৩<text:tab/><text:tab/>(গ) ৪<text:tab/><text:tab/>(ঘ) ৫</text:p>
      <text:p text:style-name="P3">৪।বোনের বয়স ভাইয়ের বয়সের ৩/৪ অংশ ।ভাইয়ের বয়স ১৬ বছর হলে বোনের বয়স কত?</text:p>
      <text:p text:style-name="P3">(ক)১৫<text:tab/><text:tab/>(খ) ১৪<text:tab/><text:tab/>(গ)১৩ <text:tab/><text:tab/>(ঘ) ১২</text:p>
      <text:p text:style-name="P3">৫। ১ ডজন পেন্সিলের দাম ৪৮ টাকা হলে , ৮ টি পেঞ্চিলের দাম কত?</text:p>
      <text:p text:style-name="P3">(ক)৬<text:tab/><text:tab/>(খ) ১৬<text:tab/><text:tab/>(গ) ২৪<text:tab/><text:tab/>(ঘ) ৩২</text:p>
      <text:p text:style-name="P3"/>
      <text:p text:style-name="P4">২।শুন্যস্থান পুরণ কর <text:s/>।<text:tab/><text:tab/><text:tab/><text:tab/><text:tab/><text:tab/><text:tab/><text:tab/><text:span text:style-name="T1">৫ নম্বর</text:span></text:p>
      <text:p text:style-name="P3">ক) ১৫১৭ X ___ = ৯৫৫৭১</text:p>
      <text:p text:style-name="P3">খ) <text:span text:style-name="T2">ভাজক X ____ = ভাজ্য </text:span></text:p>
      <text:p text:style-name="P5">গ) ২৪০ কে ১১১ দিয়ে গুন করলে গুনফল হবে _______।</text:p>
      <text:p text:style-name="P5">ঘ) একটি সারিতে _____গাছ <text:s/>থাকলে ১০ টি সারিতে ১৫০ টি গাছ আছে ।</text:p>
      <text:p text:style-name="P5">ঙ)ভাজক ৩২৫ , ভাগফল ৭২ ও ভাগশেষ ৯ হলে ভাজ্য _____ ।</text:p>
      <text:p text:style-name="P5"/>
      <text:p text:style-name="P6">৩।হাছান বাজার থেকে ৩২০ টাকায় ৫ কেজি চাল এবং একই পরিমাণ টাকায় ৩ কেজি ডাল কিনে <text:tab/><text:tab/><text:tab/><text:tab/><text:tab/><text:tab/><text:tab/><text:tab/><text:tab/><text:span text:style-name="T1">১০ নম্বর</text:span></text:p>
      <text:p text:style-name="P7"/>
      <text:p text:style-name="P5">ক) প্রতি কেজি চালের দাম কত?</text:p>
      <text:p text:style-name="P5">খ) হাছান বাজারে মোট কত টাকা খরচ করে ?</text:p>
      <text:p text:style-name="P5">গ) প্রতি কেজি চালের দাম প্রতি কেজি ডালের দাম <text:s/>অপেক্ষা কত কম ?</text:p>
      <text:p text:style-name="P5"><text:s/></text:p>
      <text:p text:style-name="P8">­<text:span text:style-name="T3">৪।সবুজ বাজার থেকে প্রতি কেজি ২৪ টাকা দরে ৫ কেজি আটা কেনে </text:span></text:p>
      <text:p text:style-name="P9"><text:tab/><text:tab/><text:tab/><text:tab/><text:tab/><text:tab/><text:tab/><text:tab/><text:tab/><text:tab/><text:tab/><text:tab/></text:p>
      <text:p text:style-name="P9"><text:tab/><text:tab/><text:tab/><text:tab/><text:tab/><text:tab/><text:tab/><text:tab/><text:tab/><text:tab/><text:tab/><text:tab/><text:span text:style-name="T4">৮</text:span> নম্বর</text:p>
      <text:p text:style-name="P5">ক) সবুজ কত টাকার আটা কেনে?</text:p>
      <text:p text:style-name="P5">খ) ১০ কেজি আটার দাম কত এবং আটার দাম ২৫ টাকা হলে সবুজের কত খরচ হত 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.0398in" fo:margin-bottom="0.0398in" style:contextual-spacing="false" fo:line-height="115%" fo:text-align="center" style:justify-single-word="false"/>
      <style:text-properties fo:font-size="18pt" fo:font-weight="bold" officeooo:rsid="0001cbcb" officeooo:paragraph-rsid="0001cbcb" style:font-size-asian="18pt" style:font-weight-asian="bold" style:font-size-complex="18pt" style:font-weight-complex="bold"/>
    </style:style>
    <style:style style:name="MP2" style:family="paragraph" style:parent-style-name="Header">
      <style:paragraph-properties fo:line-height="115%" fo:text-align="center" style:justify-single-word="false"/>
      <style:text-properties fo:font-size="18pt" fo:font-weight="bold" officeooo:rsid="0001cbcb" officeooo:paragraph-rsid="0001cbcb" style:font-size-asian="18pt" style:font-weight-asian="bold" style:font-size-complex="18pt" style:font-weight-complex="bold"/>
    </style:style>
    <style:style style:name="MP3" style:family="paragraph" style:parent-style-name="Header">
      <style:paragraph-properties fo:line-height="115%" fo:text-align="center" style:justify-single-word="false"/>
      <style:text-properties fo:font-size="15pt" fo:font-weight="bold" officeooo:rsid="0001cbcb" officeooo:paragraph-rsid="0001cbcb" style:font-size-asian="15pt" style:font-weight-asian="bold" style:font-size-complex="15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গুরুগৃহ কোচিং সেন্টার </text:p>
        <text:p text:style-name="MP2">ব্রাক স্কুল <text:s/></text:p>
        <text:p text:style-name="MP2">সাপ্তাহিক পরীক্ষা ২০২৫ <text:s text:c="2"/></text:p>
        <text:p text:style-name="MP3">সময়ঃ১ ঘণ্টা ১০ মিনিট <text:tab/><text:tab/>মোট নম্বরঃ ২৮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5T17:49:31.133212200</meta:creation-date>
    <meta:print-date>2025-05-15T18:27:39.775885900</meta:print-date>
    <dc:date>2025-05-15T18:46:58.335727200</dc:date>
    <meta:editing-duration>PT10M56S</meta:editing-duration>
    <meta:editing-cycles>1</meta:editing-cycles>
    <meta:document-statistic meta:table-count="0" meta:image-count="0" meta:object-count="0" meta:page-count="1" meta:paragraph-count="31" meta:word-count="259" meta:character-count="959" meta:non-whitespace-character-count="650"/>
    <meta:generator>LibreOffice/25.2.2.2$Windows_X86_64 LibreOffice_project/7370d4be9e3cf6031a51beef54ff3bda878e3fac</meta:generator>
  </office:meta>
</office:document-meta>
</file>